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5" style:family="paragraph" style:parent-style-name="Standard">
      <style:text-properties officeooo:paragraph-rsid="10ab7791"/>
    </style:style>
    <style:style style:name="P86" style:family="paragraph" style:parent-style-name="Standard">
      <style:text-properties officeooo:paragraph-rsid="10ad0bd8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style:font-size-asian="10pt" style:font-size-complex="10pt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/>
    </style:style>
    <style:style style:name="T22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0f28d107"/>
    </style:style>
    <style:style style:name="T22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language="en" fo:country="GB" officeooo:rsid="10a5d07d"/>
    </style:style>
    <style:style style:name="T226" style:family="text">
      <style:text-properties officeooo:rsid="103c421a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104d5027" style:font-weight-asian="bold" style:font-weight-complex="bold"/>
    </style:style>
    <style:style style:name="T229" style:family="text">
      <style:text-properties officeooo:rsid="1061b5b8"/>
    </style:style>
    <style:style style:name="T230" style:family="text">
      <style:text-properties officeooo:rsid="1069ed98"/>
    </style:style>
    <style:style style:name="T231" style:family="text">
      <style:text-properties officeooo:rsid="106d22f6"/>
    </style:style>
    <style:style style:name="T232" style:family="text">
      <style:text-properties style:text-underline-style="solid" style:text-underline-width="auto" style:text-underline-color="font-color" officeooo:rsid="0ff4a399"/>
    </style:style>
    <style:style style:name="T233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Strong_20_Emphasis"><text:span text:style-name="T129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T153"><text:s/></text:span><text:span text:style-name="T157">LTS</text:span><text:span text:style-name="T154"><text:note text:id="ftn1" text:note-class="footnote"><text:note-citation>1</text:note-citation><text:note-body><text:p text:style-name="P27"><text:span text:style-name="T139">L</text:span><text:span text:style-name="T140">TS stands for Long-Term Support, and this </text:span><text:span text:style-name="T147">June</text:span><text:span text:style-name="T141"> </text:span><text:span text:style-name="Strong_20_Emphasis"><text:span text:style-name="T84"><text:user-field-get text:name="Releaseyear">2023</text:user-field-get></text:span></text:span><text:span text:style-name="T143"><text:s/>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T149"><text:s/></text:span><text:span text:style-name="T151">LTS</text:span><text:span text:style-name="T141"> </text:span><text:span text:style-name="T150"><text:user-field-get text:name="Edition">Server</text:user-field-get></text:span><text:span text:style-name="T141"><text:s/></text:span><text:span text:style-name="T142">(</text:span><text:span text:style-name="T140">codenamed</text:span><text:span text:style-name="T142"> </text:span><text:span text:style-name="T146">bookworm</text:span><text:span text:style-name="T142">) </text:span><text:span text:style-name="T140">will be </text:span><text:span text:style-name="T145">supported</text:span><text:span text:style-name="T140"> for five years until </text:span><text:span text:style-name="T147">June</text:span><text:span text:style-name="T141"> </text:span><text:span text:style-name="T139">202</text:span><text:span text:style-name="T147">8</text:span><text:span text:style-name="T144">.</text:span></text:p></text:note-body></text:note></text:span><text:span text:style-name="T155"> </text:span><text:span text:style-name="T155"><text:user-field-get text:name="Edition">Server</text:user-field-get></text:span><text:span text:style-name="T156">.</text:span></text:p>
      <text:p text:style-name="P42"/>
      <text:p text:style-name="P40"><text:span text:style-name="T16">Fill in the </text:span><text:span text:style-name="Strong_20_Emphasis"><text:span text:style-name="T214"><text:s/></text:span></text:span><text:span text:style-name="Strong_20_Emphasis"><text:span text:style-name="T215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2">user</text:span></text:span><text:span text:style-name="T171"><text:tab/><text:tab/></text:span><text:span text:style-name="T170"> <text:tab/><text:tab/><text:tab/> </text:span><text:span text:style-name="T172"><draw:control text:anchor-type="as-char" svg:y="-0.4cm" draw:z-index="16" draw:name="Gebruiker 1" draw:style-name="gr2" draw:text-style-name="P93" svg:width="6.4cm" svg:height="0.6cm" draw:control="control17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6">ull </text:span><text:span text:style-name="T165">na</text:span><text:span text:style-name="T166">me,</text:span><text:span text:style-name="T165"> </text:span><text:span text:style-name="T166">e.g.</text:span><text:span text:style-name="T165"> </text:span><text:span text:style-name="T167">J</text:span><text:span text:style-name="T182">oh</text:span><text:span text:style-name="T167">n </text:span><text:span text:style-name="T169">Doe</text:span><text:span text:style-name="T181">]</text:span></text:p>
      <text:p text:style-name="P82"><text:span text:style-name="Definition"><text:span text:style-name="T164">USER</text:span></text:span><text:span text:style-name="Definition"><text:span text:style-name="T221">na</text:span></text:span><text:span text:style-name="Definition"><text:span text:style-name="T223">me</text:span></text:span><text:span text:style-name="T163"><text:tab/><text:tab/><text:tab/> </text:span><text:span text:style-name="T163"><draw:control text:anchor-type="as-char" svg:y="-0.4cm" draw:z-index="17" draw:name="Gberuikersnaam 2" draw:style-name="gr2" draw:text-style-name="P93" svg:width="6.4cm" svg:height="0.6cm" draw:control="control18"><svg:title>Gebruikersnaam</svg:title><svg:desc>Korte naam, bijv. jan</svg:desc></draw:control></text:span><text:span text:style-name="T163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44"><text:span text:style-name="Definition"><text:span text:style-name="T225">serv</text:span></text:span><text:span text:style-name="Definition"><text:span text:style-name="T221">ERNA</text:span></text:span><text:span text:style-name="Definition"><text:span text:style-name="T223">me</text:span></text:span><text:span text:style-name="T183"><text:tab/><text:tab/> </text:span><text:span text:style-name="T221"><draw:control text:anchor-type="as-char" svg:y="-0.4cm" draw:z-index="18" draw:name="Computernaam 1" draw:style-name="gr2" draw:text-style-name="P93" svg:width="6.4cm" svg:height="0.6cm" draw:control="control19"><svg:title>Computernaam</svg:title><svg:desc>Unieke naam van de computer</svg:desc></draw:control></text:span><text:span text:style-name="T221"><text:s text:c="2"/></text:span><text:span text:style-name="T186">[</text:span><text:span text:style-name="T190">N</text:span><text:span text:style-name="T184">a</text:span><text:span text:style-name="T187">me of the</text:span><text:span text:style-name="T184"> </text:span><text:span text:style-name="T191">server</text:span><text:span text:style-name="T185">, </text:span><text:span text:style-name="T187">e.g.</text:span><text:span text:style-name="T188"> </text:span><text:span text:style-name="T191">sv</text:span><text:span text:style-name="T189">02</text:span><text:span text:style-name="T186">]</text:span></text:p>
      <text:p text:style-name="P44"><text:span text:style-name="Definition"><text:span text:style-name="T193">USER</text:span></text:span><text:span text:style-name="T192"><text:tab/><text:tab/></text:span><text:span text:style-name="T170"> <text:tab/><text:tab/><text:tab/> </text:span><text:span text:style-name="T172"><draw:control text:anchor-type="as-char" svg:y="-0.4cm" draw:z-index="19" draw:name="Gebruiker 2" draw:style-name="gr2" draw:text-style-name="P93" svg:width="6.4cm" svg:height="0.6cm" draw:control="control20"><svg:title>Gebruiker</svg:title><svg:desc>Volledige naam, bijv. Jan Stek</svg:desc></draw:control></text:span><text:span text:style-name="T172"><text:s text:c="2"/></text:span><text:span text:style-name="T173">[</text:span><text:span text:style-name="T175">F</text:span><text:span text:style-name="T174">ull </text:span><text:span text:style-name="T177">na</text:span><text:span text:style-name="T178">me</text:span><text:span text:style-name="T177"> possibly </text:span><text:span text:style-name="T179">2</text:span><text:span text:style-name="T206">nd</text:span><text:span text:style-name="T179"> </text:span><text:span text:style-name="T180">user</text:span><text:span text:style-name="T168">]</text:span></text:p>
      <text:p text:style-name="P82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63"><draw:control text:anchor-type="as-char" svg:y="-0.4cm" draw:z-index="20" draw:name="Gberuikersnaam 1" draw:style-name="gr2" draw:text-style-name="P93" svg:width="6.4cm" svg:height="0.6cm" draw:control="control21"><svg:title>Gebruikersnaam</svg:title><svg:desc>Korte naam, bijv. jan</svg:desc></draw:control></text:span><text:span text:style-name="T163"><text:s text:c="2"/></text:span><text:span text:style-name="T197">[</text:span><text:span text:style-name="T199">U</text:span><text:span text:style-name="T198">ser</text:span><text:span text:style-name="T196"> </text:span><text:span text:style-name="T203">na</text:span><text:span text:style-name="T204">me</text:span><text:span text:style-name="T203"> possibly </text:span><text:span text:style-name="T205">2</text:span><text:span text:style-name="T207">nd</text:span><text:span text:style-name="T205"> </text:span><text:span text:style-name="T202">user</text:span><text:span text:style-name="T201">]</text:span></text:p>
      <text:p text:style-name="P44"><text:span text:style-name="T133">Replace the </text:span><text:span text:style-name="T134">underlined</text:span><text:span text:style-name="T133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3">.</text:span></text:p>
      <text:p text:style-name="P4"/>
      <text:p text:style-name="P4"/>
      <text:p text:style-name="P43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2409465735" text:style-name="L1">
        <text:list-item>
          <text:p text:style-name="P89"><text:bookmark-start text:name="__RefNumPara__4083_1271708128"/>Prepar<text:span text:style-name="T229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2" draw:name="Vorm 5" draw:style-name="gr1" draw:text-style-name="P9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89">Login any additional </text:span></text:span><text:span text:style-name="Definition"><text:span text:style-name="T209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86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3" draw:name="Vorm 7" draw:style-name="gr1" draw:text-style-name="P9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85254473933354" text:continue-numbering="true" text:style-name="L1">
        <text:list-item>
          <text:p text:style-name="P88"><text:bookmark-start text:name="__RefNumPara__4009_12717081281"/><text:span text:style-name="Strong_20_Emphasis"><text:span text:style-name="T135">Perform installation</text:span></text:span><text:bookmark-end text:name="__RefNumPara__4009_12717081281"/></text:p>
        </text:list-item>
      </text:list>
      <text:p text:style-name="P57"><text:span text:style-name="Strong_20_Emphasis"><text:span text:style-name="T13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4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6">Boot the computer from</text:span><text:span text:style-name="T137"><text:note text:id="ftn4" text:note-class="footnote"><text:note-citation>1</text:note-citation><text:note-body><text:p text:style-name="P81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7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7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7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7">F12</text:span></text:span><text:span text:style-name="User_20_Entry"><text:span text:style-name="T106">.</text:span></text:span></text:p></text:note-body></text:note></text:span><text:span text:style-name="T136">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0">From a Live USB stick 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210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0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1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4">Follow the instructions on the </text:span></text:span><text:span text:style-name="Strong_20_Emphasis"><text:span text:style-name="T115">installation</text:span></text:span><text:span text:style-name="Strong_20_Emphasis"><text:span text:style-name="T116">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2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7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7">Europ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7">Netherlands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4"><draw:control text:anchor-type="as-char" draw:z-index="14" draw:name="Vorm 1" draw:style-name="gr1" draw:text-style-name="P92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15" draw:name="Vorm 2" draw:style-name="gr1" draw:text-style-name="P92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1">At</text:span><text:span text:style-name="T230"> </text:span><text:span text:style-name="T227">Set up users and passwords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7">User </text:span><text:span text:style-name="T228">n</text:span><text:span text:style-name="T227">ame for you</text:span><text:span text:style-name="T228">r</text:span><text:span text:style-name="T227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31"><text:span text:style-name="Strong_20_Emphasis"><text:span text:style-name="T61"/></text:span></text:p>
      <text:list xml:id="list85254771159595" text:continue-numbering="true" text:style-name="L1">
        <text:list-item>
          <text:p text:style-name="P91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3"><draw:control text:anchor-type="as-char" draw:z-index="21" draw:name="Vorm4_ 1" draw:style-name="gr1" draw:text-style-name="P92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18">Add any additional </text:span></text:span><text:span text:style-name="Strong_20_Emphasis"><text:span text:style-name="T120">user</text:span></text:span><text:span text:style-name="Strong_20_Emphasis"><text:span text:style-name="T118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4">sudo useradd --create-home -- comm<text:span text:style-name="T233">e</text:span>n<text:span text:style-name="T233">t</text:span> <text:span text:style-name="T161">'</text:span><text:span text:style-name="T162">user</text:span><text:span text:style-name="T161">' [--groups adm,sudo] </text:span><text:span text:style-name="T162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2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4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5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8" office:value-type="string">
            <text:p text:style-name="P76"><text:span text:style-name="User_20_Entry"><text:span text:style-name="T10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8"><text:span text:style-name="User_20_Entry"><text:span text:style-name="T1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2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09"> <text:s/>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85255685659420" text:continue-numbering="true" text:style-name="L1">
        <text:list-item>
          <text:p text:style-name="P90"><text:span text:style-name="Strong_20_Emphasis"><text:span text:style-name="T14">P</text:span></text:span><text:span text:style-name="Strong_20_Emphasis"><text:span text:style-name="T213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10" draw:name="Vorm36_ 1" draw:style-name="gr1" draw:text-style-name="P92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2">Login any additional </text:span></text:span><text:span text:style-name="Definition"><text:span text:style-name="T208">USER</text:span></text:span><text:span text:style-name="User_20_Entry"><text:span text:style-name="T113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1" draw:name="Vorm36_ 2" draw:style-name="gr1" draw:text-style-name="P92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4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6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8">LTS 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38"/>
      <text:p text:style-name="P45"><text:span text:style-name="Emphasis"><text:span text:style-name="T218">Written</text:span></text:span><text:span text:style-name="Emphasis"><text:span text:style-name="T216"> </text:span></text:span><text:span text:style-name="Emphasis"><text:span text:style-name="T218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" text:style-name="Internet_20_link" text:visited-style-name="Visited_20_Internet_20_Link"><text:span text:style-name="Emphasis"><text:span text:style-name="T219">CC0 1.0 Universal</text:span></text:span></text:a><text:span text:style-name="Emphasis"><text:span text:style-name="T216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3-01T08:52:53.553601792">2024</text:date></text:span></text:span><text:span text:style-name="Emphasis"><text:span text:style-name="T2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01T08:52:53.352575046">01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2:53.183082484</dc:date>
    <meta:keyword>Installatie</meta:keyword>
    <meta:keyword>Checklist</meta:keyword>
    <meta:keyword>Linux</meta:keyword>
    <meta:editing-cycles>6974</meta:editing-cycles>
    <meta:editing-duration>P12DT7H8M46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468" meta:character-count="2991" meta:non-whitespace-character-count="2552"/>
    <meta:user-defined meta:name="Info 1"/>
    <meta:user-defined meta:name="Info 2"/>
    <meta:user-defined meta:name="Info 3"/>
    <meta:user-defined meta:name="Info 4"/>
  </office:meta>
</office:document-meta>
</file>